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Heading_20_1">
      <style:paragraph-properties fo:text-align="center" style:justify-single-word="false"/>
      <style:text-properties style:font-name="arial" officeooo:rsid="001c9ca0" officeooo:paragraph-rsid="001c9ca0"/>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justify" style:justify-single-word="false"/>
      <style:text-properties fo:font-size="12pt" officeooo:rsid="001c9ca0" officeooo:paragraph-rsid="001c9ca0" style:font-size-asian="12pt" style:font-size-complex="12pt"/>
    </style:style>
    <style:style style:name="P4" style:family="paragraph" style:parent-style-name="Text_20_body">
      <style:paragraph-properties fo:text-align="justify" style:justify-single-word="false"/>
      <style:text-properties fo:font-size="12pt" officeooo:rsid="001dbd08" officeooo:paragraph-rsid="001dbd08" style:font-size-asian="12pt" style:font-size-complex="12pt"/>
    </style:style>
    <style:style style:name="P5" style:family="paragraph" style:parent-style-name="Text_20_body">
      <style:paragraph-properties fo:text-align="justify" style:justify-single-word="false"/>
      <style:text-properties fo:font-size="12pt" officeooo:rsid="001f927c" officeooo:paragraph-rsid="001f927c" style:font-size-asian="12pt" style:font-size-complex="12pt"/>
    </style:style>
    <style:style style:name="T1" style:family="text">
      <style:text-properties officeooo:rsid="001f9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QUÉ ES UN LENGUAJE DE PROGRAMACIÓN?</text:h>
      <text:h text:style-name="P2" text:outline-level="2">Guión</text:h>
      <text:p text:style-name="P3">Programación, programación, programación… Que es la programación si no el proceso de indicarle a un computador que acciones realizar para completar una tarea, pero… ¿Cómo? Nosotros hablamos con idiomas, las computadoras con binario; si quieres descubrirlo quédate en el video que en menos de 10 minutos te lo explico.</text:p>
      <text:p text:style-name="P3">[INTRO]</text:p>
      <text:p text:style-name="P4">Para entender qué es un lenguaje de programación debemos entender primero cómo funcionan las computadoras, creo que ya es de conocimiento general que todos los dispositivos electrónicos como lo son neveras, microondas, y por supuesto las computadoras funcionan con electricidad, pero... ¿Cómo? Fácil, la electricidad tiene dos estados, encendido que sería 1, y apagado que sería 0, ya ven a donde quiero llegar, estos dispositivos interpretan secuencias de 1 y 0 como acciones a realizar, como por ejemplo mover un bit de información del disco a la memoria RAM.</text:p>
      <text:p text:style-name="P4">Pero claro, nosotros somos seres humanos que no entendemos esas secuencias, además que suelen ser distintas dependiendo del procesador, es ahí donde entra el concepto de lenguajes de bajo y alto nivel, ensamblador por ejemplo, es un lenguaje de bajo nivel porque es la forma mas “humana” para describir las acciones que un procesador debe realizar, mientras que lenguajes como Python son más legibles para el ser humano, en pocas palabras mientras más entendible sea el lenguaje, de mayor nivel será y viceversa.</text:p>
      <text:p text:style-name="P4">Hay dos tipos de lenguaje de programación, los compilados como C, C++ y Rust que lo que hacen es convertir su código legible a código maquina que serían los unos y ceros, es bueno porque generalmente suelen tener mayor rendimiento, pero un lado malo es que tienes que tener una versión compilada para cada procesador en específico debido a su arquitectura, esto suele ser un problema común que suele pasar cuando no hay un intermediario, ¿Intermediario...? La palabra apropiada para este caso es interprete.</text:p>
      <text:p text:style-name="P4">Los lenguajes interpretados como Python, JavaScript, y técnicamente Java, suelen tener un programa intermediario que convierte el código legible a comandos “preestablecidos”, por ejemplo, si nosotros quisiéramos hacer un “Hola Mundo” en Python su interprete dependiendo del procesador en el que se ejecute utilizará una secuencia de acciones preestablecidas para que dicho procesador pueda realizarla, <text:span text:style-name="T1">la diferencia es que el interprete tendrá que analizar todo tu código para convertirlo a esas acciones preestablecidas lo cual suele demorar dependiendo del equipo, de hecho, recuerdo que 12 segundos en Python eran 24 mili segundos en C++, se los dejo como tarea para investigarlo.</text:span></text:p>
      <text:p text:style-name="P5">Si has llegado hasta aquí, quiero darte las gracias por alcanzar el final del video, hasta la próxim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5T14:32:20.682096321</meta:creation-date>
    <dc:date>2025-12-25T14:58:05.605938096</dc:date>
    <meta:editing-duration>PT25M45S</meta:editing-duration>
    <meta:editing-cycles>3</meta:editing-cycles>
    <meta:generator>LibreOffice/25.8.4.2$Linux_X86_64 LibreOffice_project/0366609b1de41a39e1896ae41e33c673f2a73802</meta:generator>
    <meta:document-statistic meta:table-count="0" meta:image-count="0" meta:object-count="0" meta:page-count="1" meta:paragraph-count="9" meta:word-count="432" meta:character-count="2730" meta:non-whitespace-character-count="2307"/>
  </office:meta>
</office:document-meta>
</file>